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03T16:40:58.71</meta:creation-date>
    <meta:document-statistic meta:table-count="0" meta:image-count="0" meta:object-count="0" meta:page-count="1" meta:paragraph-count="0" meta:word-count="0" meta:character-count="0"/>
    <dc:date>2009-11-03T16:41:28.31</dc:date>
    <meta:editing-duration>PT00H00M30S</meta:editing-duration>
    <meta:editing-cycles>1</meta:editing-cycles>
    <meta:generator>OpenOffice.org/3.2$Win32 OpenOffice.org_project/320m2$Build-9432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bd006900f300750077008f004f00aa00b70085008300e800570003001900e3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BgK7h9wQLRgglzOpAer55T7paw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09AjBVpWmQcVsAb+bzxD4U9BeBU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vwRWRpDE9ZMiJHa4yqzBwCnu5og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SjSwDHa6wnBcXkUR6h/+bePl0UI=</DigestValue>
      </Reference>
      <Reference URI="#ID_009d00ef0027005e004800a7004400d200a70089005700de00e2002100180010">
        <DigestMethod Algorithm="http://www.w3.org/2000/09/xmldsig#sha1"/>
        <DigestValue>GQ7El3BiPWz8kJ5QMYqjp1VwxbQ=</DigestValue>
      </Reference>
    </SignedInfo>
    <SignatureValue>HPL4XW+xY5lC7B6IfkPEZECcIntiOYZZRe1BX+I70A34qwwssGvANjewgAAi19Ga
1Sf8gAn5kvGTeaphrkHtirReIv+lJd1ZSH6m2O/T4MRPVPrpFVO8kfE6mabZ/c9z
UCFJkdbVz3BQbI1mo1ByaFC1mn7e8Wbd2I2txh1siaI=</SignatureValue>
    <KeyInfo>
      <X509Data>
        <X509IssuerSerial>
          <X509IssuerName>CN=Test CA 2009.2-intermediate 1, OU=Development, O=OpenOffice.org, ST=Hamburg, C=DE</X509IssuerName>
          <X509SerialNumber>4101</X509SerialNumber>
        </X509IssuerSerial>
        <X509Certificate>MIIDATCCAmqgAwIBAgICEAUwDQYJKoZIhvcNAQEFBQAwdjELMAkGA1UEBhMCREUx
EDAOBgNVBAgTB0hhbWJ1cmcxFzAVBgNVBAoTDk9wZW5PZmZpY2Uub3JnMRQwEgYD
VQQLEwtEZXZlbG9wbWVudDEmMCQGA1UEAxMdVGVzdCBDQSAyMDA5LjItaW50ZXJt
ZWRpYXRlIDEwHhcNMDkxMTA0MTQyNTE5WhcNMzQxMDI5MTQyNTE5WjBuMQswCQYD
VQQGEwJERTEQMA4GA1UECBMHSGFtYnVyZzEXMBUGA1UEChMOT3Blbk9mZmljZS5v
cmcxFDASBgNVBAsTC0RldmVsb3BtZW50MR4wHAYDVQQDExV1c2VyIDMgaW50ZXJt
ZWRpYXRlIDEwgZ8wDQYJKoZIhvcNAQEBBQADgY0AMIGJAoGBAKOLr9PPhz1x9EOq
1gKxVg+68d/f8/XphAkABufZ7Hf4NBSinj9aFJvjx9JbvgVAimrJP306j9KOwaiB
x7hp0+VonYffEn5bZvCQv2jgongKvYx7t7mAFhsSZ/gyvzcucUjm+F+biKFZVUjS
n+ZZG5T2i+bh7J92uwqQpq2GH+jlAgMBAAGjgaUwgaIwUwYDVR0fBEwwSjBIoEag
RIZCaHR0cDovL2xvY2FsaG9zdDo4OTAyL2RlbW9DQS9jcmwvVGVzdF9DQV8yMDA5
LjJfaW50ZXJtZWRpYXRlXzEuY3JsMAsGA1UdDwQEAwIF4DAdBgNVHQ4EFgQUdsjK
9LGnG1A4mcC8+8CCdEpRlVIwHwYDVR0jBBgwFoAUA0XggMPgjXMXd+4msKSAzneZ
iFUwDQYJKoZIhvcNAQEFBQADgYEAhYCn6kBK5JfgQ3X6yxLZwgpg5QpOKd0PANta
cQkwiikIZCYuLfQj14XU0CfCa0LgfzMkBPgiGi9+edp/iuwFiY7bo7mfCi+EM/vl
6GFbLxYvl412cKKSvW2dQQDrqu+8xD/ogKsCKgjkeY4qF13aCvap/sPFDggICLCF
+m0P7+s=</X509Certificate>
      </X509Data>
    </KeyInfo>
    <Object>
      <SignatureProperties>
        <SignatureProperty Id="ID_009d00ef0027005e004800a7004400d200a70089005700de00e2002100180010" Target="#ID_00bd006900f300750077008f004f00aa00b70085008300e800570003001900e3">
          <dc:date xmlns:dc="http://purl.org/dc/elements/1.1/">2009-11-04T15:45:24,56</dc:date>
        </SignatureProperty>
      </SignatureProperties>
    </Object>
  </Signature>
</document-signatures>
</file>